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f10d0c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9638*"/>
    </style:style>
    <style:style style:name="Tableau1.A1" style:family="table-cell">
      <style:table-cell-properties fo:padding="0.097cm" fo:border="0.05pt solid #f10d0c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officeooo:rsid="001b89a9" officeooo:paragraph-rsid="0021dc1e" style:font-weight-asian="bold" style:font-weight-complex="bold"/>
    </style:style>
    <style:style style:name="P2" style:family="paragraph" style:parent-style-name="Standard">
      <style:paragraph-properties fo:break-before="page"/>
      <style:text-properties officeooo:paragraph-rsid="0021dc1e"/>
    </style:style>
    <style:style style:name="P3" style:family="paragraph" style:parent-style-name="Standard">
      <style:text-properties officeooo:rsid="001f346c" officeooo:paragraph-rsid="0026b1cc"/>
    </style:style>
    <style:style style:name="P4" style:family="paragraph" style:parent-style-name="Standard">
      <style:text-properties officeooo:paragraph-rsid="0026b1cc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b89a9" officeooo:paragraph-rsid="0026b1cc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ed01e" officeooo:paragraph-rsid="0026b1cc" style:font-weight-asian="bold" style:font-weight-complex="bold"/>
    </style:style>
    <style:style style:name="P7" style:family="paragraph" style:parent-style-name="Text_20_body">
      <style:text-properties officeooo:paragraph-rsid="0021dc1e"/>
    </style:style>
    <style:style style:name="P8" style:family="paragraph" style:parent-style-name="Text_20_body">
      <style:text-properties officeooo:paragraph-rsid="0026b1cc"/>
    </style:style>
    <style:style style:name="P9" style:family="paragraph" style:parent-style-name="Text_20_body">
      <style:text-properties officeooo:rsid="0025541e" officeooo:paragraph-rsid="0026b1cc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bold" officeooo:rsid="001f346c" style:font-weight-asian="bold" style:font-weight-complex="bold"/>
    </style:style>
    <style:style style:name="T3" style:family="text">
      <style:text-properties style:text-underline-style="none" fo:font-weight="bold" officeooo:rsid="00212ff7" style:font-weight-asian="bold" style:font-weight-complex="bold"/>
    </style:style>
    <style:style style:name="T4" style:family="text">
      <style:text-properties style:text-underline-style="none" fo:font-weight="bold" officeooo:rsid="0021dc1e" style:font-weight-asian="bold" style:font-weight-complex="bold"/>
    </style:style>
    <style:style style:name="T5" style:family="text">
      <style:text-properties style:text-underline-style="none" fo:font-weight="bold" officeooo:rsid="0022ffb9" style:font-weight-asian="bold" style:font-weight-complex="bold"/>
    </style:style>
    <style:style style:name="T6" style:family="text">
      <style:text-properties style:text-underline-style="none" fo:font-weight="bold" officeooo:rsid="0024a42a" style:font-weight-asian="bold" style:font-weight-complex="bold"/>
    </style:style>
    <style:style style:name="T7" style:family="text">
      <style:text-properties style:text-underline-style="none" fo:font-weight="bold" officeooo:rsid="0025541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/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BILAN :</text:p>
            <text:p text:style-name="P8"><text:span text:style-name="T2">Dans un circuit en série, </text:span><text:span text:style-name="T3">O</text:span><text:span text:style-name="T2">n a vu que la brillance d’une lampe ne dépend pas de sa position: qu’une lampe soit la première après la borne plus de la pile ou qu’elle soit la dernière, elle brillera de la même façon. Ceci est expliqué par la loi </text:span><text:span text:style-name="T6">d’unicité de</text:span><text:span text:style-name="T2"> </text:span><text:span text:style-name="T6">l</text:span><text:span text:style-name="T2">’intensité dans un circuit en série : On a vu que l’intensité était la même </text:span><text:span text:style-name="T6">en tout point </text:span><text:span text:style-name="T3">d</text:span><text:span text:style-name="T6">e</text:span><text:span text:style-name="T3"> notre circuit</text:span><text:span text:style-name="T2">.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BILAN :</text:p>
            <text:p text:style-name="P8"><text:span text:style-name="T2">Dans u</text:span><text:span text:style-name="T4">n circuit en dérivation, </text:span><text:span text:style-name="T5">l’intensité </text:span><text:span text:style-name="T7">dans la branche principale</text:span><text:span text:style-name="T5"> </text:span><text:span text:style-name="T7">est égale à la somme de l’intensité dans toutes les branche dérivées,</text:span><text:span text:style-name="T5"> rien n’est perdu ! c’est la loi d’additivité des intensités !</text:span></text:p>
            <text:p text:style-name="P9"><text:span text:style-name="T5">D</text:span><text:span text:style-name="T1">it autrement, l’intensité qui sort du générateur est répartie entre toutes les branches dérivée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8T19:59:57.096503760</dc:date>
    <meta:editing-duration>PT1H1M2S</meta:editing-duration>
    <meta:editing-cycles>22</meta:editing-cycles>
    <meta:document-statistic meta:table-count="2" meta:image-count="0" meta:object-count="0" meta:page-count="1" meta:paragraph-count="5" meta:word-count="122" meta:character-count="678" meta:non-whitespace-character-count="561"/>
  </office:meta>
</office:document-meta>
</file>